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23884462626117D7B2F.png" manifest:media-type="image/png"/>
  <manifest:file-entry manifest:full-path="Pictures/100000000000039600000252415E1CF06DE0EE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a08b5" officeooo:paragraph-rsid="000a08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 el archivo .yaml de almacenamiento</text:p>
      <text:p text:style-name="P1"/>
      <text:p text:style-name="P1"/>
      <text:p text:style-name="P1"/>
      <text:p text:style-name="P1"><draw:frame draw:style-name="fr2" draw:name="Image1" text:anchor-type="char" svg:width="17.59cm" svg:height="11.381cm" draw:z-index="0"><draw:image xlink:href="Pictures/100000000000039600000252415E1CF06DE0EEE2.png" xlink:type="simple" xlink:show="embed" xlink:actuate="onLoad" draw:mime-type="image/png"/></draw:frame>c</text:p>
      <text:p text:style-name="P1"/>
      <text:p text:style-name="P1"><draw:frame draw:style-name="fr1" draw:name="Image2" text:anchor-type="char" svg:width="17.59cm" svg:height="12.227cm" draw:z-index="1"><draw:image xlink:href="Pictures/10000000000003310000023884462626117D7B2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2:11:28.992520122</meta:creation-date>
    <meta:generator>LibreOffice/7.0.4.2$Linux_X86_64 LibreOffice_project/00$Build-2</meta:generator>
    <dc:date>2023-06-25T23:14:57.303907923</dc:date>
    <meta:editing-duration>PT32M32S</meta:editing-duration>
    <meta:editing-cycles>1</meta:editing-cycles>
    <meta:document-statistic meta:table-count="0" meta:image-count="2" meta:object-count="0" meta:page-count="2" meta:paragraph-count="2" meta:word-count="7" meta:character-count="39" meta:non-whitespace-character-count="34"/>
  </office:meta>
</office:document-meta>
</file>